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Sumário de Plataformas Low-Code: Arquitetura, Desafios e Tendências</text:h>
      <text:p text:style-name="Normal">Autor: Arthur Henrique Weber</text:p>
      <text:p text:style-name="Normal"/>
      <text:h text:style-name="Normal" text:outline-level="2">Sumário Executivo</text:h>
      <text:h text:style-name="Normal" text:outline-level="2"/>
      <text:p text:style-name="Normal">As plataformas Low-Code estão revolucionando o desenvolvimento de software ao permitir a criação rápida de aplicações por meio de modelagem visual. Entretanto, essa agilidade só se mantém de forma sustentável quando acompanhada de uma governança eficiente. A longevidade e o sucesso dos projetos dependem da combinação entre velocidade de entrega, arquitetura modular bem definida, documentação clara e atenção rigorosa à segurança e conformidade — especialmente com a LGPD. A crescente integração com Inteligência Artificial e Hiperautomação reforça ainda mais a necessidade dessa base sólida.</text:p>
      <text:h text:style-name="Normal" text:outline-level="2">Tópicos de Destaque (Baseado nas Unidades 3 e 4)</text:h>
      <text:h text:style-name="Normal" text:outline-level="2"/>
      <text:h text:style-name="Normal" text:outline-level="3">1. Arquitetura e Componentes Essenciais</text:h>
      <text:p text:style-name="Normal">Ambiente Visual: O desenvolvimento Low-Code é fundamentado em interfaces visuais de 'arrastar e soltar'.</text:p>
      <text:p text:style-name="Normal">Gestão do Ciclo de Vida (ALM): O ciclo de desenvolvimento é estruturado em ambientes isolados para garantir estabilidade — Desenvolvimento, Sandbox (testes) e Produção.</text:p>
      <text:p text:style-name="Normal">Conectores (APIs): Essenciais para integração com fontes externas. Podem ser conectores prontos ou personalizados por meio de ferramentas como Postman ou OpenAPI.</text:p>
      <text:p text:style-name="Normal">Tabelas Virtuais: Permitem acessar e manipular dados externos diretamente pelo Dataverse sem duplicação ou migração.</text:p>
      <text:p text:style-name="Normal"/>
      <text:h text:style-name="Normal" text:outline-level="3">2. Escalabilidade, Desempenho e Documentação</text:h>
      <text:p text:style-name="Normal">Importância da Documentação: Fundamental para manutenção, redução de retrabalho e atendimento a requisitos regulatórios. Em Low-Code, a documentação de fluxos de negócio e requisitos é prioridade.</text:p>
      <text:p text:style-name="Normal">Desafio da Escalabilidade: Relaciona-se à capacidade da aplicação de acompanhar o aumento de dados e usuários sem perda de desempenho.</text:p>
      <text:p text:style-name="Normal">Como Otimizar: Arquiteturas flexíveis, modularização, caching e criação de índices no banco de dados são essenciais para melhorar o desempenho.</text:p>
      <text:p text:style-name="Normal"/>
      <text:h text:style-name="Normal" text:outline-level="3">3. Segurança e Desafios Éticos (Conformidade)</text:h>
      <text:p text:style-name="Normal">Riscos de Segurança: Plataformas Low-Code continuam suscetíveis a ataques como Injeção de Código e Cross-Site Scripting (XSS).</text:p>
      <text:p text:style-name="Normal">Medidas de Proteção: Boas práticas incluem criptografia de dados, controle de acesso baseado em papéis (RBAC) e auditoria de acessos e modificações.</text:p>
      <text:p text:style-name="Normal">Conformidade Legal (LGPD): É indispensável cumprir normas como a LGPD, assegurando gestão adequada de consentimento e capacidade de documentação.</text:p>
      <text:p text:style-name="Normal"/>
      <text:h text:style-name="Normal" text:outline-level="3">4. Tendências e Inovação</text:h>
      <text:p text:style-name="Normal">Maturidade do Mercado: As plataformas Low-Code já atingiram o 'Platô de Produtividade' no Hype Cycle do Gartner (2022).</text:p>
      <text:p text:style-name="Normal">Inteligência Artificial (IA): A IA vem sendo integrada para automatizar geração de código, sugerir correções e otimizar processos.</text:p>
      <text:p text:style-name="Normal">Hiperautomação: O Low-Code é um dos pilares da hiperautomação, integrando RPA e fluxos de trabalho complex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Windows</dc:creator>
    <meta:creation-date>2025-11-17T23:15:00Z</meta:creation-date>
    <dc:date>2025-11-17T23:16:00Z</dc:date>
    <meta:template xlink:href="Normal" xlink:type="simple"/>
    <meta:editing-cycles>2</meta:editing-cycles>
    <meta:editing-duration>PT60S</meta:editing-duration>
    <meta:document-statistic meta:page-count="1" meta:paragraph-count="5" meta:word-count="427" meta:character-count="2729" meta:row-count="19" meta:non-whitespace-character-count="2307"/>
  </office:meta>
</office:document-meta>
</file>